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423cm" fo:orphans="2" fo:widows="2" fo:text-indent="0cm" style:auto-text-indent="false"/>
      <style:text-properties fo:font-variant="normal" fo:text-transform="none" fo:color="#333333" style:font-name="apple-system" fo:font-size="12pt" fo:letter-spacing="normal" fo:font-style="normal" fo:font-weight="normal"/>
    </style:style>
    <style:style style:name="P2" style:family="paragraph" style:parent-style-name="Text_20_body">
      <style:paragraph-properties fo:margin-left="0cm" fo:margin-right="0cm" fo:margin-top="0cm" fo:margin-bottom="0.423cm" fo:orphans="2" fo:widows="2" fo:text-indent="0cm" style:auto-text-indent="false"/>
      <style:text-properties fo:font-variant="normal" fo:text-transform="none" fo:color="#333333" style:font-name="apple-system" fo:letter-spacing="normal" fo:font-style="normal" fo:font-weight="normal"/>
    </style:style>
    <style:style style:name="P3" style:family="paragraph" style:parent-style-name="Text_20_body">
      <style:paragraph-properties fo:margin-left="0cm" fo:margin-right="0cm" fo:margin-top="0cm" fo:margin-bottom="0.423cm" fo:orphans="2" fo:widows="2" fo:text-indent="0cm" style:auto-text-indent="false"/>
      <style:text-properties fo:font-variant="normal" fo:text-transform="none" fo:color="#4078c0" fo:letter-spacing="normal"/>
    </style:style>
    <style:style style:name="P4" style:family="paragraph" style:parent-style-name="Text_20_body">
      <style:paragraph-properties fo:margin-left="0cm" fo:margin-right="0cm" fo:margin-top="0cm" fo:margin-bottom="0.423cm" fo:orphans="2" fo:widows="2" fo:text-indent="0cm" style:auto-text-indent="false"/>
    </style:style>
    <style:style style:name="P5" style:family="paragraph" style:parent-style-name="Text_20_body" style:list-style-name="L1">
      <style:paragraph-properties fo:margin-top="0cm" fo:margin-bottom="0.423cm" fo:orphans="2" fo:widows="2"/>
      <style:text-properties fo:font-variant="normal" fo:text-transform="none" fo:color="#333333" style:font-name="apple-system" fo:font-size="12pt" fo:letter-spacing="normal" fo:font-style="normal" fo:font-weight="normal"/>
    </style:style>
    <style:style style:name="P6" style:family="paragraph" style:parent-style-name="Text_20_body" style:list-style-name="L2">
      <style:paragraph-properties fo:margin-top="0cm" fo:margin-bottom="0.423cm" fo:orphans="2" fo:widows="2"/>
      <style:text-properties fo:font-variant="normal" fo:text-transform="none" fo:color="#333333" style:font-name="apple-system" fo:font-size="12pt" fo:letter-spacing="normal" fo:font-style="normal" fo:font-weight="normal"/>
    </style:style>
    <style:style style:name="P7" style:family="paragraph" style:parent-style-name="Text_20_body" style:list-style-name="L3">
      <style:paragraph-properties fo:margin-top="0cm" fo:margin-bottom="0.423cm" fo:orphans="2" fo:widows="2"/>
      <style:text-properties fo:font-variant="normal" fo:text-transform="none" fo:color="#333333" style:font-name="apple-system" fo:font-size="12pt" fo:letter-spacing="normal" fo:font-style="normal" fo:font-weight="normal"/>
    </style:style>
    <style:style style:name="P8" style:family="paragraph" style:parent-style-name="Text_20_body">
      <style:paragraph-properties fo:margin-top="0cm" fo:margin-bottom="0.423cm" fo:orphans="2" fo:widows="2"/>
      <style:text-properties fo:font-variant="normal" fo:text-transform="none" fo:color="#333333" style:font-name="apple-system" fo:letter-spacing="normal" fo:font-style="normal" fo:font-weight="normal"/>
    </style:style>
    <style:style style:name="P9" style:family="paragraph" style:parent-style-name="Text_20_body" style:list-style-name="L2">
      <style:paragraph-properties fo:margin-top="0cm" fo:margin-bottom="0.423cm" fo:orphans="2" fo:widows="2"/>
      <style:text-properties fo:font-variant="normal" fo:text-transform="none" fo:color="#333333" style:font-name="apple-system" fo:letter-spacing="normal" fo:font-style="normal" fo:font-weight="normal"/>
    </style:style>
    <style:style style:name="P10" style:family="paragraph" style:parent-style-name="Heading_20_2">
      <style:paragraph-properties fo:margin-left="0cm" fo:margin-right="0cm" fo:margin-top="0.635cm" fo:margin-bottom="0.423cm" fo:line-height="125%" fo:orphans="2" fo:widows="2" fo:text-indent="0cm" style:auto-text-indent="false" fo:padding-left="0cm" fo:padding-right="0cm" fo:padding-top="0cm" fo:padding-bottom="0.049cm" fo:border-left="none" fo:border-right="none" fo:border-top="none" fo:border-bottom="0.002cm solid #eeeeee"/>
      <style:text-properties fo:font-variant="normal" fo:text-transform="none" fo:color="#333333" style:font-name="apple-system" fo:letter-spacing="normal" fo:font-style="normal" fo:font-weight="bold"/>
    </style:style>
    <style:style style:name="P11" style:family="paragraph" style:parent-style-name="Heading_20_1">
      <style:text-properties fo:font-variant="normal" fo:text-transform="none" fo:color="#333333" style:font-name="apple-system" fo:letter-spacing="normal" fo:font-style="normal" fo:font-weight="bold"/>
    </style:style>
    <style:style style:name="T1" style:family="text">
      <style:text-properties fo:color="#333333" style:font-name="apple-system" fo:font-style="normal" fo:font-weight="bold"/>
    </style:style>
    <style:style style:name="T2" style:family="text">
      <style:text-properties fo:color="#333333" style:text-line-through-style="none" style:font-name="apple-system" fo:font-style="normal" style:text-underline-style="none" fo:font-weight="bold" style:text-blinking="false" fo:background-color="transparent"/>
    </style:style>
    <style:style style:name="T3" style:family="text">
      <style:text-properties style:text-line-through-style="none" style:text-underline-style="none" style:text-blinking="false" fo:background-color="transparent"/>
    </style:style>
    <style:style style:name="T4" style:family="text">
      <style:text-properties fo:font-weight="bold"/>
    </style:style>
    <style:style style:name="T5" style:family="text">
      <style:text-properties fo:font-size="12pt"/>
    </style:style>
    <style:style style:name="T6" style:family="text">
      <style:text-properties fo:font-size="12pt" fo:font-weight="bold"/>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reating the testuser and adding a GPO for testuser on endor.local 08/12/2016</text:h>
      <text:p text:style-name="P1">According to the instructions i had to build a test user with the name "testuser" and password the same with the other users on the network (a default password that I do not wish to write inside a documentation), and I did so:</text:p>
      <text:list xml:id="list726911635621018047" text:style-name="L1">
        <text:list-item>
          <text:p text:style-name="P5">I created the user testuser with the password.</text:p>
        </text:list-item>
        <text:list-item>
          <text:p text:style-name="P5">I enforced few GPOs to the user for several issues for example a denied access to the control panel and all the applications of the control panel.</text:p>
        </text:list-item>
        <text:list-item>
          <text:p text:style-name="P5">I had already managed to enforce a wallpaper policy as it is known trough my previous documentation.</text:p>
        </text:list-item>
        <text:list-item>
          <text:p text:style-name="P5">And finally I had to block the access for the user to some pages. This part was the most difficult one, and the cries out my need to study bit more about DNS, (it seems easy but is not, it has deep and interesting theory behind it).</text:p>
        </text:list-item>
      </text:list>
      <text:h text:style-name="P10" text:outline-level="2"><text:bookmark text:name="user-content-educational-notices-for-gpos"/>Educational notices for GPOs</text:h>
      <text:p text:style-name="P1">It is always useful to know the structure in which the GPOs are stored, (the know-where makes the life of the administrator bit easier), but we can safely say that the GPO theory is easy. Everyone has just to remember two things:</text:p>
      <text:list xml:id="list5182479503117786625" text:style-name="L2">
        <text:list-item>
          <text:p text:style-name="P6">Every GPO has 3 stages. Active=when the policy is applied and active. Inactive=when the policy can't be activated and unassigned=when the policy is just not activated.</text:p>
        </text:list-item>
        <text:list-item>
          <text:p text:style-name="P6">The GPO are separated in two large groups. The groups of GPOs that are applied for Computers, and those who are applied for users.</text:p>
        </text:list-item>
        <text:list-item>
          <text:p text:style-name="P9"><text:span text:style-name="T5">Every GPO is applied as file-right to one or many owners.</text:span></text:p>
        </text:list-item>
      </text:list>
      <text:p text:style-name="P8"><text:span text:style-name="T6"/></text:p>
      <text:p text:style-name="P8"><text:bookmark text:name="user-content-the-creation-of-the-testuser-was-te-easy-part"/><text:span text:style-name="T4">The creation of the Testuser was te easy part.</text:span></text:p>
      <text:p text:style-name="P2"><text:span text:style-name="T5">About the creation of the testuser we don't have any secret. The testuser created according to the general instructions about user creations.<text:line-break/>The thing that is worthy to be mentioned is that I created a homefolder fo the testuser on the harddisc of the EndorAB_DC1.</text:span></text:p>
      <text:p text:style-name="P2"><text:span text:style-name="T6"/></text:p>
      <text:p text:style-name="P2"><text:soft-page-break/><text:span text:style-name="T4"/></text:p>
      <text:p text:style-name="P2"><text:span text:style-name="T4"/></text:p>
      <text:p text:style-name="P2"><text:span text:style-name="T4"/></text:p>
      <text:p text:style-name="P2"><text:bookmark text:name="user-content-the-wallpaper-was-already-enforced"/><text:span text:style-name="T4">The wallpaper was already enforced</text:span></text:p>
      <text:p text:style-name="P1">As i said. I already did this in my previous step of my assignment, and I already wrote a detailed documentation about it. It was a tough process that helped me a lot with the NTFS rights and GPOs.</text:p>
      <text:p text:style-name="P3"><text:span text:style-name="T3"><draw:a xlink:type="simple" xlink:href="https://raw.githubusercontent.com/Exarchiasghost/CompTechDoumentations/master/Azazoth%20and%20Laland/endor.local%20second%20encounter/photos%20from%20the%20HyperV%20machines%20of%20endorAB%20aasignment/Wallpapers/sharedbackground.jpg" office:target-frame-name="_blank" xlink:show="new"><draw:frame draw:style-name="fr1" draw:name="grafik1" text:anchor-type="as-char" svg:width="16.836cm" svg:height="10.915cm" draw:z-index="1"><draw:image xlink:href="https://raw.githubusercontent.com/Exarchiasghost/CompTechDoumentations/master/Azazoth%20and%20Laland/endor.local%20second%20encounter/photos%20from%20the%20HyperV%20machines%20of%20endorAB%20aasignment/Wallpapers/sharedbackground.jpg" xlink:type="simple" xlink:show="embed" xlink:actuate="onLoad"/></draw:frame></draw:a></text:span></text:p>
      <text:p text:style-name="P3"><text:span text:style-name="T2"/></text:p>
      <text:p text:style-name="P3"><text:span text:style-name="T1"/></text:p>
      <text:p text:style-name="P3"><text:span text:style-name="T1"/></text:p>
      <text:p text:style-name="P3"><text:bookmark text:name="user-content-the-most-important-gpo"/><text:span text:style-name="T1">The most important GPO</text:span></text:p>
      <text:p text:style-name="P1">I added many several GPOs for the testuser as tried to restict access to as many things as possible. The main thing was the GPO for denial of access to the control panel. This specific GPO if applied it can deny access to Control panel and to all the items of control panel recursively. Not something difficult but it was worth a mention to the documentation.</text:p>
      <text:p text:style-name="P3"><text:soft-page-break/><text:span text:style-name="T3"><draw:a xlink:type="simple" xlink:href="https://raw.githubusercontent.com/Exarchiasghost/CompTechDoumentations/master/Azazoth%20and%20Laland/endor.local%20second%20encounter/photos%20from%20the%20HyperV%20machines%20of%20endorAB%20aasignment/endorAB_WS2012R2_DC1/08%20and%2012%20December/8_6.JPG" office:target-frame-name="_blank" xlink:show="new"><draw:frame draw:style-name="fr1" draw:name="grafik2" text:anchor-type="as-char" svg:width="16.995cm" svg:height="9.86cm" draw:z-index="0"><draw:image xlink:href="https://raw.githubusercontent.com/Exarchiasghost/CompTechDoumentations/master/Azazoth%20and%20Laland/endor.local%20second%20encounter/photos%20from%20the%20HyperV%20machines%20of%20endorAB%20aasignment/endorAB_WS2012R2_DC1/08%20and%2012%20December/8_6.JPG" xlink:type="simple" xlink:show="embed" xlink:actuate="onLoad"/></draw:frame></draw:a></text:span></text:p>
      <text:p text:style-name="P3"><text:span text:style-name="T2"/></text:p>
      <text:p text:style-name="P3"><text:bookmark text:name="user-content-the-denial-of-access-to-some-specific-pages"/><text:span text:style-name="T1">The denial of access to some specific pages</text:span></text:p>
      <text:p text:style-name="P1">Ok... this was a difficult one and it deserves the most part of this documentation. The old GPO that it could deny access the access to some pages through the internet explorer applies only in older versions of Windows server (WS 2003 and earlier), so i had to fight my way through DNS options.<text:line-break/>The main issue with DNS is that is not that simple that it looks like and it needs further study, (at least in my case).<text:line-break/>the actions that i tried to do was a simple forwarding, and despite the fact that i knew where and the how two of forwarding I stumbled to some issues:</text:p>
      <text:list xml:id="list8267775879725698277" text:style-name="L3">
        <text:list-item>
          <text:p text:style-name="P7">The type of the dns: there are many types of access, that are defining things like the priority and the extra roles that a DNS entry can have. I need to study this part more.</text:p>
        </text:list-item>
        <text:list-item>
          <text:p text:style-name="P7">The difference between main DNS and the secondary DNS and the relations between them.</text:p>
        </text:list-item>
        <text:list-item>
          <text:p text:style-name="P7">And... the syntax (no camelback syntax for the names of the every entry).</text:p>
        </text:list-item>
        <text:list-item>
          <text:p text:style-name="P7">Last important thing is that we have to flush and restart the DNS after every change. That is obvious, but if ignored it can lead to problems.</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19T11:22:39.31</meta:creation-date>
    <meta:document-statistic meta:table-count="0" meta:image-count="2" meta:object-count="0" meta:page-count="3" meta:paragraph-count="25" meta:word-count="646" meta:character-count="3458"/>
    <dc:date>2016-12-19T11:33:10.08</dc:date>
    <meta:editing-duration>PT10M34S</meta:editing-duration>
    <meta:editing-cycles>1</meta:editing-cycles>
    <meta:generator>OpenOffice/4.1.3$Win32 OpenOffice.org_project/413m1$Build-9783</meta:generator>
  </office:meta>
</office:document-meta>
</file>